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Gadug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adug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Gadugi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adugi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Gadugi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Gadugi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Gadugi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Gadugi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Gadugi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Gadugi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Gadugi"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ivi P8</text:p>
      <text:p text:style-name="P2"/>
      <text:p text:style-name="P1">Jour 1 – 30/08 :</text:p>
      <text:list xml:id="list1809975315352703882" text:style-name="L1">
        <text:list-item>
          <text:list>
            <text:list-item>
              <text:p text:style-name="P5">Récupération fichiers OC</text:p>
            </text:list-item>
            <text:list-item>
              <text:p text:style-name="P5">Création et premier commit sur un repo P8OC pour le suivi du projet</text:p>
            </text:list-item>
            <text:list-item>
              <text:p text:style-name="P5">Correction du bug d'erreur de frappe</text:p>
            </text:list-item>
            <text:list-item>
              <text:p text:style-name="P5">Bascule sur wamp pour affichage des infos en console</text:p>
            </text:list-item>
          </text:list>
        </text:list-item>
      </text:list>
      <text:p text:style-name="P3"/>
      <text:p text:style-name="P1">Jour 2 – 24/09 (…) :</text:p>
      <text:list xml:id="list9034671599114497966" text:style-name="L2">
        <text:list-item>
          <text:list>
            <text:list-item>
              <text:p text:style-name="P6">Reprise après un mois sans avancée majeure. Session de mentorat, reprise à 0 du code avec suppression de la première erreur sur la faute de frappe (fichier controller.js, ligne 95).</text:p>
            </text:list-item>
            <text:list-item>
              <text:p text:style-name="P6">Suppression du console.log() lors de l'effacement des éléments (fichier controller.js, lignes 165-170)</text:p>
            </text:list-item>
            <text:list-item>
              <text:p text:style-name="P6">Recherches pour l'id unique : essai d'intégration d'un timestamp pour remplacer l'id généré actuellement. Réussite de la modification de cet ID (store.js, 84).</text:p>
            </text:list-item>
          </text:list>
        </text:list-item>
      </text:list>
      <text:p text:style-name="P3"/>
      <text:p text:style-name="P1">Jour 3 – 26/09 :</text:p>
      <text:list xml:id="list322511774641667053" text:style-name="L3">
        <text:list-item>
          <text:list>
            <text:list-item>
              <text:p text:style-name="P7">Reprise des recherches pour app.Controller. Orientation vers un problème de scope</text:p>
            </text:list-item>
            <text:list-item>
              <text:p text:style-name="P7">Session de coworking, aide par Kévin sur le scope et le lancement du beforeEach</text:p>
            </text:list-item>
          </text:list>
        </text:list-item>
      </text:list>
      <text:p text:style-name="P3"/>
      <text:p text:style-name="P1">Jour 4 – 27/09 :</text:p>
      <text:list xml:id="list20828542521675478" text:style-name="L4">
        <text:list-item>
          <text:list>
            <text:list-item>
              <text:p text:style-name="P8">Résolution avec Luc du problème app.Controller. Il semble que les fichiers Jasmine fournis ne soient pas bons, il manquait un élément</text:p>
            </text:list-item>
            <text:list-item>
              <text:p text:style-name="P8">Reprise d'une base propre et sortie de wamp pour la suite du projet. </text:p>
            </text:list-item>
            <text:list-item>
              <text:p text:style-name="P8">Fusion des différentes versions des fichiers sur les différents supports.</text:p>
            </text:list-item>
          </text:list>
        </text:list-item>
      </text:list>
      <text:p text:style-name="P3"/>
      <text:p text:style-name="P1">Jour 5 – 30/09 :</text:p>
      <text:list xml:id="list1861294309810243883" text:style-name="L5">
        <text:list-item>
          <text:list>
            <text:list-item>
              <text:p text:style-name="P9">Mise en commentaire d'un console.log() lors de la suppression d'un élément (controller.js, 167)</text:p>
            </text:list-item>
            <text:list-item>
              <text:p text:style-name="P9">Ajout du premier test (ControllerSpec, 61)</text:p>
            </text:list-item>
          </text:list>
        </text:list-item>
      </text:list>
      <text:p text:style-name="P3"/>
      <text:p text:style-name="P1">Jours 6, 7, 8 – 31/09, 01 et 02/10 :</text:p>
      <text:list xml:id="list8485217831074124760" text:style-name="L6">
        <text:list-item>
          <text:list>
            <text:list-item>
              <text:p text:style-name="P10">Ajouts de tests</text:p>
            </text:list-item>
            <text:list-item>
              <text:p text:style-name="P10">Essai d'ajout de test pour toggleAll (ControllerSpec, 162). Problème de rédaction du test qui ne renvoie pas la valeur attendue : completed devrait valoir true, mais reste false.</text:p>
            </text:list-item>
          </text:list>
        </text:list-item>
      </text:list>
      <text:p text:style-name="P3"/>
      <text:p text:style-name="P1">Jour 9 – 07/10 :</text:p>
      <text:list xml:id="list2812853575520644132" text:style-name="L7">
        <text:list-item>
          <text:list>
            <text:list-item>
              <text:p text:style-name="P11">Session de mentorat, point avec Luc sur les avancées, validation de l'état actuel des tests.</text:p>
            </text:list-item>
            <text:list-item>
              <text:p text:style-name="P11">Reprise du code, ajout d'un nouveau test sur le filtre « active »</text:p>
            </text:list-item>
            <text:list-item>
              <text:p text:style-name="P11">Session avec Aurélie pour essayer de débloquer son problème Elementor</text:p>
            </text:list-item>
            <text:list-item>
              <text:p text:style-name="P11">Ajout d'un test (controllerspecs 175)</text:p>
            </text:list-item>
          </text:list>
        </text:list-item>
      </text:list>
      <text:p text:style-name="P3"/>
      <text:p text:style-name="P3"/>
      <text:p text:style-name="P3">Liens :</text:p>
      <text:p text:style-name="P3"/>
      <text:p text:style-name="P3">documentation modèle : <text:a xlink:type="simple" xlink:href="https://todo-list-app.readthedocs.io/" text:style-name="Internet_20_link" text:visited-style-name="Visited_20_Internet_20_Link">https://todo-list-app.readthedocs.io/</text:a></text:p>
      <text:p text:style-name="P3">Autres docs, format repo Git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30T13:35:38.77</meta:creation-date>
    <dc:date>2019-10-23T14:38:31.24</dc:date>
    <meta:editing-duration>PT10H37M39S</meta:editing-duration>
    <meta:editing-cycles>18</meta:editing-cycles>
    <meta:generator>OpenOffice/4.1.6$Win32 OpenOffice.org_project/416m1$Build-9790</meta:generator>
    <meta:document-statistic meta:table-count="0" meta:image-count="0" meta:object-count="0" meta:page-count="1" meta:paragraph-count="31" meta:word-count="333" meta:character-count="1910"/>
  </office:meta>
</office:document-meta>
</file>